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0effe3" officeooo:paragraph-rsid="000effe3"/>
    </style:style>
    <style:style style:name="P3" style:family="paragraph" style:parent-style-name="Standard">
      <style:text-properties style:font-name="Liberation Serif" officeooo:rsid="000effe3" officeooo:paragraph-rsid="0010202e"/>
    </style:style>
    <style:style style:name="P4" style:family="paragraph" style:parent-style-name="Standard">
      <style:text-properties style:font-name="Liberation Serif" officeooo:rsid="000effe3" officeooo:paragraph-rsid="001117c3"/>
    </style:style>
    <style:style style:name="P5" style:family="paragraph" style:parent-style-name="Standard">
      <style:text-properties style:font-name="Liberation Serif" fo:font-weight="bold" officeooo:rsid="000effe3" officeooo:paragraph-rsid="000effe3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0effe3" officeooo:paragraph-rsid="001117c3" style:font-weight-asian="bold" style:font-weight-complex="bold"/>
    </style:style>
    <style:style style:name="T1" style:family="text">
      <style:text-properties officeooo:rsid="0010202e"/>
    </style:style>
    <style:style style:name="T2" style:family="text">
      <style:text-properties officeooo:rsid="001117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17c3" style:font-weight-asian="bold" style:font-weight-complex="bold"/>
    </style:style>
    <style:style style:name="T5" style:family="text">
      <style:text-properties fo:font-size="16pt" fo:font-weight="bold" officeooo:rsid="000effe3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 <text:s text:c="4"/><text:span text:style-name="T5">Car Accessories System</text:span></text:p>
      <text:p text:style-name="P1"/>
      <text:p text:style-name="P1"/>
      <text:p text:style-name="P1"/>
      <text:p text:style-name="P1"><text:tab/><text:span text:style-name="T2">Team members: Dani Dieaconu and Sergiu Gherman</text:span></text:p>
      <text:p text:style-name="P1"/>
      <text:p text:style-name="P1"/>
      <text:p text:style-name="P2"><text:span text:style-name="T4">General</text:span><text:span text:style-name="T3"> description:</text:span><text:line-break/></text:p>
      <text:p text:style-name="P2"/>
      <text:p text:style-name="P4"><text:span text:style-name="T2"><text:tab/>- T</text:span>his app aims to help manufacturers to expose their products and helps customers by offering the possibility to choose from a variety of accessories ranked on quality and price.</text:p>
      <text:p text:style-name="P2"/>
      <text:p text:style-name="P6">Registration (for both Customer and <text:span text:style-name="T2">Ma</text:span>nufacturer):</text:p>
      <text:p text:style-name="P2"/>
      <text:p text:style-name="P2"><text:tab/>-The user needs to first register into the application by selecting one of the 2 roles: client or manufacturer. Both roles require a unique username, a password.</text:p>
      <text:p text:style-name="P2"><text:tab/>-<text:span text:style-name="T2">The manufacturers also require a special verification ID.</text:span></text:p>
      <text:p text:style-name="P2"/>
      <text:p text:style-name="P2"><text:span text:style-name="T3">Manufacturer:</text:span><text:line-break/></text:p>
      <text:p text:style-name="P2"><text:tab/>-After the manufacturer manager logs in, he can add, edit or delete the items on his list <text:span text:style-name="T2">and add a stock</text:span>.</text:p>
      <text:p text:style-name="P2"/>
      <text:p text:style-name="P2"><text:tab/>-Also, after logging in, he will see a list of the orders received.</text:p>
      <text:p text:style-name="P2"/>
      <text:p text:style-name="P2"><text:tab/>-From the list of orders, the manufacturer can reject or approve an order based on the stock.</text:p>
      <text:p text:style-name="P2"/>
      <text:p text:style-name="P5">Customer:</text:p>
      <text:p text:style-name="P2"/>
      <text:p text:style-name="P2"><text:tab/>-A customer needs to login into the application where he will be able to see a list with all the <text:span text:style-name="T1">manufacturers.</text:span></text:p>
      <text:p text:style-name="P2"/>
      <text:p text:style-name="P3"><text:tab/>-A logged in custome<text:span text:style-name="T1">r can search for a specific item from a specific category from a specific manufacturer or search for item only from a specific manufacturer or search for the items in a specific category. (basically access to filters) </text:span></text:p>
      <text:p text:style-name="P2"/>
      <text:p text:style-name="P2"><text:tab/>-Also, logged in customers can select any quantity for any number of items and <text:span text:style-name="T1">order them from the manufacturers.</text:span></text:p>
      <text:p text:style-name="P2"/>
      <text:p text:style-name="P2"><text:s/><text:tab/>-A logged in customer can also see a list of past orders, with their status (accepted, rejected, pending or delivere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5:06:23.180836876</meta:creation-date>
    <dc:date>2021-03-02T15:36:10.926908845</dc:date>
    <meta:editing-duration>PT8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36" meta:character-count="1428" meta:non-whitespace-character-count="1184"/>
  </office:meta>
</office:document-meta>
</file>